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1f497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Planilha1" table:style-name="ta1">
        <table:table-column table:style-name="co1" table:default-cell-style-name="ce2"/>
        <table:table-column table:style-name="co1" table:number-columns-repeated="5" table:default-cell-style-name="ce3"/>
        <table:table-column table:style-name="co1" table:default-cell-style-name="ce4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 table:number-columns-spanned="7" table:number-rows-spanned="1">
            <text:p>IDENTIFICAÇÃO</text:p>
          </table:table-cell>
          <table:covered-table-cell table:number-columns-repeated="6"/>
          <table:table-cell table:style-name="ce1" office:value-type="string" calcext:value-type="string" table:number-columns-spanned="4" table:number-rows-spanned="1">
            <text:p>QUANTIDADE DE PASSAGENS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VELOCIDADE MÉDIA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111 - Av. Cel. Procópio Gomes X Inácio Bastos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690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3.8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112 - Av. Cel. Procópio Gomes X Inácio Bastos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54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4.3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113 - Av. Cel. Procópio Gomes X Inácio Bastos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829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4.5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114 - Av. Cel. Procópio Gomes X Inácio Bastos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9108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6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211 - Av. Dr. Albano Schultz x Rua Dona Francisca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1196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5.6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212 - Av. Dr. Albano Schultz x Rua Dona Francisca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2900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4.6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213 - Av. Dr. Albano Schultz x Rua Dona Francisca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292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3.3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311 - Av. Dr. Albano Schulz x Rua Princesa Isabel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4722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0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312 - Av. Dr. Albano Schulz x Rua Princesa Isabel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3933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3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313 - Av. Dr. Albano Schulz x Rua Princesa Isabel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1132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3.9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411 - Av. Getúlio Vargas x Rua Inácio Bastos, n° 968, Joinville, SC - Norte 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461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4.6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412 - Av. Getúlio Vargas x Rua Inácio Bastos, n° 968, Joinville, SC - Norte 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333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5.3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413 - Av. Getúlio Vargas x Rua Inácio Bastos, n° 968, Joinville, SC - Norte 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956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6.4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414 - Av. Getúlio Vargas x Rua Inácio Bastos, n° 968, Joinville, SC - Norte 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47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6.0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511 - Av. Hermann A. Lepper x Rua Otto E. Lepper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9955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5.9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512 - Av. Hermann A. Lepper x Rua Otto E. Lepper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043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4.0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513 - Av. Hermann A. Lepper x Rua Otto E. Lepper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7447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0.3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611 - Av. Juscelino Kubitschek x Rua 9 de Março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2481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8.0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612 - Av. Juscelino Kubitschek x Rua 9 de Março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825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7.8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613 - Av. Juscelino Kubitschek x Rua 9 de Março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897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5.3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711 - Av. Paulo Schroeder x Rua Boehmerwald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7998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1.4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712 - Av. Paulo Schroeder x Rua Boehmerwald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6825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2.3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721 - Av. Paulo Schroeder x Rua Boehmerwald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6649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3.7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722 - Av. Paulo Schroeder x Rua Boehmerwald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8558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3.4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811 - Rua das Cegonhas x Rua Frontin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559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6.1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0821 - Rua das Cegonhas x Rua Frontin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794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8.3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011 - Rua Dr. João Colin x Rua Benjamin Constant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9501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6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012 - Rua Dr. João Colin x Rua Benjamin Constant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3755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8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013 - Rua Dr. João Colin x Rua Benjamin Constant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453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2.9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111 - Rua Dr. João Colin x Rua Max Colin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9383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2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112 - Rua Dr. João Colin x Rua Max Colin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4210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4.5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113 - Rua Dr. João Colin x Rua Max Colin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19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4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211 - Rua Dr. João Colin x Rua Pres. Prudente de Moraes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1699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5.8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212 - Rua Dr. João Colin x Rua Pres. Prudente de Moraes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106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5.6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213 - Rua Dr. João Colin x Rua Pres. Prudente de Moraes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4279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4.5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311 - Rua Florianópolis x Rua Graciosa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995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4.8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312 - Rua Florianópolis x Rua Graciosa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9914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0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412 - Rua Florianópolis x Rua Guanabara, n° 685, Joinville, SC - Sul 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637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9.50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F1621 - Rua Marquês de Olinda – Evaristo da Veiga x Rua XV de Novembro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4681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7.00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F1622 - Rua Marquês de Olinda – Evaristo da Veiga x Rua XV de Novembro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222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8.7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711 - Rua Max Colin x Rua Blumenau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2169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2.2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712 - Rua Max Colin x Rua Blumenau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2849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1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713 - Rua Max Colin x Rua Blumenau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9593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9.5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811 - Rua Ministro Calógeras X Av. Juscelino Kubitschek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6469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18.0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812 - Rua Ministro Calógeras X Av. Juscelino Kubitschek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4240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19.5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911 - Rua Monsenhor Gercino x Rua Fátima, Joinville, SC - Oeste 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087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5.9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912 - Rua Monsenhor Gercino x Rua Fátima, Joinville, SC - Oeste 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800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1.2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1921 - Rua Monsenhor Gercino x Rua Fátima, Joinville, SC - Leste 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392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1.3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011 - Rua Monsenhor Gercino x Rua Jarivatuba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927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18.2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012 - Rua Monsenhor Gercino x Rua Jarivatuba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246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5.7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111 - Rua Ottokar Doerffel x Rua Gothard Kaesemodel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9523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4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112 - Rua Ottokar Doerffel x Rua Gothard Kaesemodel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196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3.8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311 - Rua São Paulo x Rua Inácio Bastos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931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5.6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312 - Rua São Paulo x Rua Inácio Bastos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968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6.7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313 - Rua São Paulo x Rua Inácio Bastos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6280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3.4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411 - Rua São Paulo x Rua Monsenhor Gercino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753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7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412 - Rua São Paulo x Rua Monsenhor Gercino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172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3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413 - Rua São Paulo x Rua Monsenhor Gercino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106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3.1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511 - Rua XV de Novembro x Rua Rudolf Baumer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1601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8.0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512 - Rua XV de Novembro x Rua Rudolf Baumer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703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6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513 - Rua XV de Novembro x Rua Rudolf Baumer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8105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6.0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611 - Rua Blumenau X Rua Max Colin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764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5.5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612 - Rua Blumenau X Rua Max Colin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1363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5.1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613 - Rua Blumenau X Rua Max Colin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5759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6.3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711 - Av. Dr. Albano Schultz X Rua Princesa Isabel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7904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9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712 - Av. Dr. Albano Schultz X Rua Princesa Isabel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7166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1.0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811 - Rua Max Colin X Rua Orestes Guimarães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0574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7.9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812 - Rua Max Colin X Rua Orestes Guimarães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380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4.7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813 - Rua Max Colin X Rua Orestes Guimarães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057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6.2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911 - Rua Waldemiro José Borges x Rua Santa Catarina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138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5.7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912 - Rua Waldemiro José Borges x Rua Santa Catarina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316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8.8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F2913 - Rua Waldemiro José Borges x Rua Santa Catarina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897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8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111 - Av.Arlíndo Pereira de Macedo, próx. ao n° 225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2184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7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112 - Av.Arlíndo Pereira de Macedo, próx. ao n° 225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876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4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121 - Av.Arlíndo Pereira de Macedo, n° 225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525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3.0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122 - Av.Arlíndo Pereira de Macedo, n° 225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8453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6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211 - Rua Albano Schmidt, n° 4952, Joinville, SC - Sul 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518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1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212 - Rua Albano Schmidt, n° 4952, Joinville, SC - Sul 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4042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29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L0411 - Rua Benjamin Constant, próx. ao n° 2419 - Colégio Oficina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9422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93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L0421 - Rua Benjamin Constant, próx. ao n° 2419 - Colégio Oficina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994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0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511 - Rua Carlos Benack, próx ao n°592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794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2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512 - Rua Carlos Benack, próx ao n°592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9262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3.2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513 - Rua Carlos Benack, próx ao n°592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152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4.0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611 - Rua Dona Francisca, próx. a Rua Sombrio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0715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6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612 - Rua Dona Francisca, próx. a Rua Sombrio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4505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4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711 - Rua General Valgas Neves, 428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8004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2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712 - Rua General Valgas Neves, 428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2083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0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811 - Rua Gothard Kaesemodel, n° 342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733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7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911 - Rua Guanabara, próx. ao n°2286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0733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9.0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921 - Rua Guanabara, próx. ao n°2286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4500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3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0922 - Rua Guanabara, próx. ao n°2286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750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1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1211 - Rua João Filete de Oliveira, próx. Rua Dona Cezarina, Joinville, SC - Sul 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206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5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1212 - Rua João Filete de Oliveira, próx. Rua Dona Cezarina, Joinville, SC - Sul 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897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6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1411 - Rua Minas Gerais, próx. ao n° 2450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998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3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1421 - Rua Minas Gerais, próx. ao n° 2450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338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59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L1511 - Rua Monsenhor Gercino, n° 6675 - E. M. Professora Ada Sant´Anna da Silveira, Joinville, SC - Norte 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3431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8.35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L1521 - Rua Monsenhor Gercino, n° 6675 - E. M. Professora Ada Sant´Anna da Silveira, Joinville, SC - Sul 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954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7.7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1611 - Rua Monsenhor Gercino, n°652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4561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1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1621 - Rua Monsenhor Gercino, n° 6611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719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7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1711 - Rua Monsenhor Gercino, n° 3134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2414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8.8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1721 - Rua Monsenhor Gercino, n° 3134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1512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9.8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1811 - Rua Nacar, n° 217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7946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4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1812 - Rua Nacar, n° 217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967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8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011 - Rua Prefeito Helmuth Fallgatter, próx ao n°1449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3011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1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012 - Rua Prefeito Helmuth Fallgatter, próx ao n°1449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0841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9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013 - Rua Prefeito Helmuth Fallgatter, próx ao n°1449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06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4.0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111 - Rua Pref. Helmuth Fallgater, próx. ao n°2384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766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3.0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112 - Rua Pref. Helmuth Fallgater, próx. ao n°2384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0991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3.6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113 - Rua Pref. Helmuth Fallgater, próx. ao n°2384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43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9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211 - Rua Presidente Prudente de Moraes, n° 357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8208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5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221 - Rua Presidente Prudente de Moraes, n° 377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9399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8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311 - Rua Santa Catarina, próx. ao n°1472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3306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9.5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312 - Rua Santa Catarina, próx. ao n°1472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9964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9.5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313 - Rua Santa Catarina, próx. ao n°1472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507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9.8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411 - Rua Santa Catarina, próx. ao n°587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9673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5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412 - Rua Santa Catarina, próx. ao n°587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7780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3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413 - Rua Santa Catarina, próx. ao n°587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29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3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711 - Rua Visconde de Taunay, n° 902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523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4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712 - Rua Visconde de Taunay, n° 902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3857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4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713 - Rua Visconde de Taunay, n° 902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6431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9.37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L2811 - Rua Waldemiro José Borges, n° 3997 - E.M. Professora Lacy Flores, Joinville, SC - Norte 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0231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54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L2821 - Rua Waldemiro José Borges, n° 3997 - E.M. Professora Lacy Flores, Joinville, SC - Sul 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9630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29.9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911 - Rua Xavier Arp, próx. ao n° 250, Joinville, SC - Oeste 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1598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8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2912 - Rua Xavier Arp, próx. ao n° 250, Joinville, SC - Oeste 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943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3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011 - Rua Benjamin Constant, n° 531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030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5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021 - Rua Benjamin Constant, n° 566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203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3.9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111 - Rua Leopoldo Beninca, n°496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515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4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112 - Rua Leopoldo Beninca, n°496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530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6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211 - Rua Albano Schmidt, próx. ao n° 1900, Joinville, SC - Sudoeste/Nord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3848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3.0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212 - Rua Albano Schmidt, próx. ao n° 1900, Joinville, SC - Sudoeste/Nord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5752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75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L3311 - Rua Albano Schmidt, n° 5164 <text:s/>– E.M. Padre Valente Simione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991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71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L3312 - Rua Albano Schmidt, n° 5164 <text:s/>– E.M. Padre Valente Simione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9650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2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511 - Rua Graciosa,n° 935, Joinville, SC - Nordeste/Sud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3053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5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512 - Rua Graciosa,n° 935, Joinville, SC - Nordeste/Sud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326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3.9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611 - Rua Henrique Meyer, n° 171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8447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0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612 - Rua Henrique Meyer, n° 171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931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8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613 - Rua Henrique Meyer, n° 171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681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9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711 - Rua Concórdia,próx. a Rua Cel. Santiago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9858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8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712 - Rua Concórdia,próx. a Rua Cel. Santiago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907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7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811 - Rua Herval do Oeste, próx. ao n° 1180, Joinville, SC - Sul / 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886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5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812 - Rua Herval do Oeste, próx. ao n° 1180, Joinville, SC - Sul / 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7786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7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813 - Rua Herval do Oeste, próx. ao n° 1180, Joinville, SC - Sul / 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20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9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3911 - Rua Gothard Kaesemodel, em frente ao n° 961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017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8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4011 - Rua Pref. Baltazar Buschle, próx. ao n°585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1296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2.3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L4021 - Rua Pref. Baltazar Buschle, próx. ao n°585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976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1.36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O0111 - Rua XV de Novembro, ao lado do Pórtico da Expoville, Joinville, SC - Centro / Bairro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089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4.31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O0112 - Rua XV de Novembro, ao lado do Pórtico da Expoville, Joinville, SC - Centro / Bairro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394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5.0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O0211 - Rua Ottokar Doerffel, próx. ao n° 1735, Joinville, SC - Centro / Bairro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6147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9.9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O0221 - Rua Ottokar Doerffel, próx. ao n° 1735, Joinville, SC - Bairro / Centro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6705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5.73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O0321 - Rua XV de Novembro, próximo do Pórtico da Expoville, Joinville, SC - Bairro/Centro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8521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0.7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111 - Av. Almirante Jaceguay, próx. ao n° 3261, Joinville, SC - Leste 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1669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1.4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121 - Av. Almirante Jaceguay, próx. ao n° 3261, Joinville, SC - Oeste 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0795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2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211 - Av. Aluísio Pires Condeixa, próx. ao n°2700, Joinville, SC - Sul 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274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1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212 - Av. Aluísio Pires Condeixa, próx. ao n°2700, Joinville, SC - Sul / 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066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4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311 - Av. Marcos Wehmuth, próx. ao n° 147, Joinville, SC - Norte 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979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1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312 - Av. Marcos Wehmuth, próx. ao n° 147, Joinville, SC - Norte 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4835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9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411 - Av. Marquês de Olinda, n°2795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5001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9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421 - Av. Marquês de Olinda, n°2795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2021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2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511 - Av. Marquês de Olinda, próx. ao n° 1930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974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5.7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521 - Av. Marquês de Olinda, próx. ao n° 193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5110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1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611 - Av. Paulo Schroeder, próx. ao n°2042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1551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9.7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612 - Av. Paulo Schroeder, próx. ao n°2042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018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4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711 - Av. Paulo Schroeder, próx. n°1731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2346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5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712 - Av. Paulo Schroeder, próx. n°1731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229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4.0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811 - Av. Plácido Hugo de Oliveira, próx. ao nº 861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9148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53.0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812 - Av. Plácido Hugo de Oliveira, próx. ao nº 861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172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51.7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821 - Av. Plácido Hugo de Oliveira, próx. ao n°1580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7721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52.1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822 - Av. Plácido Hugo de Oliveira, próx. ao n°1580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696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51.2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911 - Av. Santos Dumont, próx. ao n°424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817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9.4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0912 - Av. Santos Dumont, próx. ao n°424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2113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2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011 - Av. Santos Dumont, próx. ao n°4805, Joinville, SC - Sul 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301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53.2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012 - Av. Santos Dumont, próx. ao n°4805, Joinville, SC - Sul 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3188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50.4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111 - Av. Santos Dumont, próx. ao n°688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2655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9.3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112 - Av. Santos Dumont, próx. ao n°688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8873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2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121 - Av. Santos Dumont, próx. ao n°6550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967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52.1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122 - Av. Santos Dumont, próx. ao n°6550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9610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50.3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212 - Av. Santos Dumont, próx. ao n°731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5275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7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213 - Av. Santos Dumont, próx. ao n°731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001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5.7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311 - Rua Aubé, próx. ao n° 1450, Joinville, SC - Noroeste/Sud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510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8.8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312 - Rua Aubé, próx. ao n° 1450, Joinville, SC - Noroeste/Sud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5517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9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313 - Rua Aubé, próx. ao n° 1450, Joinville, SC - Noroeste/Sud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7440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7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411 - Rua Albano Schmidt, n°1078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4788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7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412 - Rua Albano Schmidt, n°1078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6332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0.4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413 - Rua Albano Schmidt, n°1078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290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6.1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511 - Rua Albano Schmidt, n°2571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0742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0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512 - Rua Albano Schmidt, n°2571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5018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1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513 - Rua Albano Schmidt, n°2571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7835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8.77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R1611 - Rua Albano Schmidt, 140m antes da Rua Pref. Baltazar Buschle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2867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92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R1612 - Rua Albano Schmidt, 140m antes da Rua Pref. Baltazar Buschle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4482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5.0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811 - Rua Blumenau, n°165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2674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1.9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812 - Rua Blumenau, n°165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1215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5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1813 - Rua Blumenau, n°165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176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0.9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011 - Rua Dona Francisca, próx. ao n° 1170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430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4.5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021 - Rua Dona Francisca, próx. ao n° 11700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032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3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211 - Rua Expedicionário Holz, próx. ao n°149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054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0.5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212 - Rua Expedicionário Holz, próx. ao n°149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296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8.7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221 - Rua Expedicionário Holz, próx. ao n°149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0612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8.8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311 - Rua Fátima, próx. ao n° 545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814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9.2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321 - Rua Fátima, próx. ao n° 461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203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7.8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511 - Rua Guaíra, n°1053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898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4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512 - Rua Guaíra, n°1053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2086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0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711 - Rua Inácio Bastos, n°755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9923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8.0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712 - Rua Inácio Bastos, n°755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1807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4.7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811 - Rua Iririú, n°1218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141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6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812 - Rua Iririú, n°1218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2192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9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813 - Rua Iririú, n°1218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4583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6.5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911 - Rua Otto Parucker, n°405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036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8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2921 - Rua Otto Parucker, próx. ao n°405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1166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6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111 - Rua Max Colin, próx. ao n° 1629, Joinville, SC - Leste 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1004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4.7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112 - Rua Max Colin, próx. ao n° 1629, Joinville, SC - Leste 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3904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1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113 - Rua Max Colin, próx. ao n° 1629, Joinville, SC - Leste 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934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5.3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211 - Rua Minas Gerais, próx. ao n° 5288, Joinville, SC - Oeste 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1889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4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221 - Rua Minas Gerais, próx. ao n° 5288, Joinville, SC - Leste 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0731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2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411 - Rua Pref. Baltazar Buschle, próx. ao n°3181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184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4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421 - Rua Pref. Baltazar Buschle, próx. ao n°3181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2916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4.2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511 - Rua Pref. Helmuth Fallgatter, n°3605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2094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9.3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512 - Rua Pref. Helmuth Fallgatter, n°3605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3636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8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513 - Rua Pref. Helmuth Fallgatter, n°3605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099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1.4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611 - Rua Pref. Helmuth Fallgatter, próx. ao n°785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9657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2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612 - Rua Pref. Helmuth Fallgatter, próx. ao n°785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3714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9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613 - Rua Pref. Helmuth Fallgatter, próx. ao n°785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10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6.4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811 - Rua São Paulo, n°205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9038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6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812 - Rua São Paulo, n°205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2295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8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813 - Rua São Paulo, n°205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94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6.9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911 - Rua São Paulo, n°2622, Joinville, SC - Sul / 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3482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0.9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912 - Rua São Paulo, n°2622, Joinville, SC - Sul 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7276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0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3913 - Rua São Paulo, n°2622, Joinville, SC - Sul / 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175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6.1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011 - Rua São Paulo, n°4442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934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4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012 - Rua São Paulo, n°4442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4738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3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211 - Rua Tenente Antônio João, n°826, Joinville, SC - Norte 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0090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1.5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221 - Rua Tenente Antônio João, n°826, Joinville, SC - Sul / 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420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7.3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311 - Rua Timbó, próx. a Rua Orleans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2751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2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312 - Rua Timbó, próx. a Rua Orleans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155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9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411 - Rua Tuiutí, n°3850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6160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0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421 - Rua Tuiutí, n°385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5466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51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511 - Rua Waldemiro José Borges, próx. ao n°3528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5077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5.9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521 - Rua Waldemiro José Borges, próx. ao n°3528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6940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17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R4611 - Rua XV de Novembro, próx. a Rua Leopoldo Beninca, Joinville, SC - Leste 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624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9.29Km/h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JR4612 - Rua XV de Novembro, próx. a Rua Leopoldo Beninca, Joinville, SC - Leste 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9483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3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711 - Rua XV de Novembro, n°7558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2690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3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712 - Rua XV de Novembro, n°7558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344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4.2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811 - Rua Rui Barbosa, próx. ao n°437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923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6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821 - Rua Rui Barbosa, n°659 - Joinville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4094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9.3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911 - Rua Jarivatuba, próx. ao n°1792, Joinville, SC - Sul / 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623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9.4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4912 - Rua Jarivatuba, próx. ao n°1792, Joinville, SC - Sul / 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399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6.23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011 - Av. Plácido Hugo de Oliveira, próx. ao n° 2103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510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5.2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012 - Av. Plácido Hugo de Oliveira, próx. ao n° 2103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977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4.4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111 - Rua Tuiuti, próx. ao n° 4435, Joinville, SC - Centro/Bairro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7110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3.7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121 - Rua Tuiuti, próx. ao n° 4435, Joinville, SC - Bairro/Centro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7582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4.5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211 - Rua Kurt Meinert, n° 244, Joinville, SC - Centro/Bairro</text:p>
          </table:table-cell>
          <table:covered-table-cell table:number-columns-repeated="6"/>
          <table:table-cell office:value-type="string" calcext:value-type="string" table:number-columns-spanned="4" table:number-rows-spanned="1">
            <text:p>8066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1.3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212 - Rua Kurt Meinert, n° 244, Joinville, SC - Centro/Bairro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6963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7.2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311 - Rua Monsenhor Gercino, n° 1578, Joinville, SC - Centro/Bairro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268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0.2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321 - Rua Monsenhor Gercino, n° 1684, Joinville, SC - Bairro/Centro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534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5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411 - Rua Florianópolis, próx. 1754, Joinville, SC - Noroeste/Sud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7379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6.62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511 - Rua Florianópolis, próx. 2171, Joinville, SC - Sudeste/Noroeste 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1727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0.19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611 - Rua Padre Kolb, n° 645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1414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0.9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612 - Rua Padre Kolb, n° 645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90445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9.3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711 - Rua São Firmino próx. a Rua Dolores Schneider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5396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5.97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712 - Rua São Firmino próx. a Rua Dolores Schneider, Joinville, SC - Oeste/L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3262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0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811 - Rua Minas Gerais, n° 1200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86968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8.05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821 - Rua Minas Gerais, n° 1200, Joinville, SC - SUL/NOR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7343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9.5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911 - Rua Aubé, n°255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94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38.08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912 - Rua Aubé, n°255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34914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2.5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5913 - Rua Aubé, n°255, Joinville, SC - Leste/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41569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1.2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6011 - Rua Waldemiro José Borges, nº 526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97700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7.20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6012 - Rua Waldemiro José Borges, nº 526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206087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6.3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6013 - Rua Waldemiro José Borges, nº 526, Joinville, SC - Norte/Sul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271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0.86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6111 - Rua Iririú, DF n°3055, Joinville, SC - Leste/ 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01131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5.64Km/h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JR6112 - Rua Iririú, DF n°3055, Joinville, SC - Leste/ Oeste</text:p>
          </table:table-cell>
          <table:covered-table-cell table:number-columns-repeated="6"/>
          <table:table-cell office:value-type="string" calcext:value-type="string" table:number-columns-spanned="4" table:number-rows-spanned="1">
            <text:p>159092</text:p>
          </table:table-cell>
          <table:covered-table-cell table:number-columns-repeated="3"/>
          <table:table-cell office:value-type="string" calcext:value-type="string" table:number-columns-spanned="3" table:number-rows-spanned="1">
            <text:p>44.90Km/h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0:58:10.970723900</meta:creation-date>
    <dc:date>2026-03-24T11:00:04.655694400</dc:date>
    <meta:editing-duration>PT1M53S</meta:editing-duration>
    <meta:editing-cycles>1</meta:editing-cycles>
    <meta:document-statistic meta:table-count="1" meta:cell-count="810" meta:object-count="0"/>
    <meta:generator>LibreOffice/26.2.0.3$Windows_X86_64 LibreOffice_project/620$Build-3</meta:generator>
  </office:meta>
</office:document-meta>
</file>